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4.616cm" svg:y="21.775cm">
            <draw:object draw:notify-on-update-of-ranges="Sheet1.A1:Sheet1.A64 Sheet1.B1:Sheet1.B6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>
            <text:p>0</text:p>
          </table:table-cell>
          <table:table-cell table:formula="of:=SIN([.A1])" office:value-type="float" office:value="0">
            <text:p>0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formula="of:=SIN([.A2])" office:value-type="float" office:value="0.0998334166468282">
            <text:p>0.0998334166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formula="of:=SIN([.A3])" office:value-type="float" office:value="0.198669330795061">
            <text:p>0.1986693308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table:formula="of:=SIN([.A4])" office:value-type="float" office:value="0.29552020666134">
            <text:p>0.2955202067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formula="of:=SIN([.A5])" office:value-type="float" office:value="0.38941834230865">
            <text:p>0.3894183423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formula="of:=SIN([.A6])" office:value-type="float" office:value="0.479425538604203">
            <text:p>0.4794255386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formula="of:=SIN([.A7])" office:value-type="float" office:value="0.564642473395035">
            <text:p>0.5646424734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table:formula="of:=SIN([.A8])" office:value-type="float" office:value="0.644217687237691">
            <text:p>0.6442176872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formula="of:=SIN([.A9])" office:value-type="float" office:value="0.717356090899523">
            <text:p>0.7173560909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formula="of:=SIN([.A10])" office:value-type="float" office:value="0.783326909627483">
            <text:p>0.783326909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SIN([.A11])" office:value-type="float" office:value="0.841470984807896">
            <text:p>0.8414709848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table:formula="of:=SIN([.A12])" office:value-type="float" office:value="0.891207360061435">
            <text:p>0.8912073601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table:formula="of:=SIN([.A13])" office:value-type="float" office:value="0.932039085967226">
            <text:p>0.932039086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table:formula="of:=SIN([.A14])" office:value-type="float" office:value="0.963558185417193">
            <text:p>0.9635581854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table:formula="of:=SIN([.A15])" office:value-type="float" office:value="0.98544972998846">
            <text:p>0.9854497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formula="of:=SIN([.A16])" office:value-type="float" office:value="0.997494986604055">
            <text:p>0.9974949866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table:formula="of:=SIN([.A17])" office:value-type="float" office:value="0.999573603041505">
            <text:p>0.999573603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table:formula="of:=SIN([.A18])" office:value-type="float" office:value="0.991664810452468">
            <text:p>0.9916648105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table:formula="of:=SIN([.A19])" office:value-type="float" office:value="0.973847630878195">
            <text:p>0.9738476309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 table:formula="of:=SIN([.A20])" office:value-type="float" office:value="0.946300087687414">
            <text:p>0.946300087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SIN([.A21])" office:value-type="float" office:value="0.909297426825682">
            <text:p>0.9092974268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 table:formula="of:=SIN([.A22])" office:value-type="float" office:value="0.863209366648874">
            <text:p>0.8632093666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table:formula="of:=SIN([.A23])" office:value-type="float" office:value="0.80849640381959">
            <text:p>0.8084964038</text:p>
          </table:table-cell>
        </table:table-row>
        <table:table-row table:style-name="ro1">
          <table:table-cell office:value-type="float" office:value="2.3">
            <text:p>2.3</text:p>
          </table:table-cell>
          <table:table-cell table:formula="of:=SIN([.A24])" office:value-type="float" office:value="0.74570521217672">
            <text:p>0.7457052122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table:formula="of:=SIN([.A25])" office:value-type="float" office:value="0.675463180551151">
            <text:p>0.675463180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table:formula="of:=SIN([.A26])" office:value-type="float" office:value="0.598472144103957">
            <text:p>0.5984721441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table:formula="of:=SIN([.A27])" office:value-type="float" office:value="0.515501371821464">
            <text:p>0.5155013718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table:formula="of:=SIN([.A28])" office:value-type="float" office:value="0.42737988023383">
            <text:p>0.4273798802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table:formula="of:=SIN([.A29])" office:value-type="float" office:value="0.334988150155905">
            <text:p>0.3349881502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table:formula="of:=SIN([.A30])" office:value-type="float" office:value="0.239249329213982">
            <text:p>0.239249329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SIN([.A31])" office:value-type="float" office:value="0.141120008059867">
            <text:p>0.1411200081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table:formula="of:=SIN([.A32])" office:value-type="float" office:value="0.0415806624332905">
            <text:p>0.0415806624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table:formula="of:=SIN([.A33])" office:value-type="float" office:value="-0.0583741434275801">
            <text:p>-0.0583741434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table:formula="of:=SIN([.A34])" office:value-type="float" office:value="-0.157745694143249">
            <text:p>-0.1577456941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table:formula="of:=SIN([.A35])" office:value-type="float" office:value="-0.255541102026832">
            <text:p>-0.25554110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table:formula="of:=SIN([.A36])" office:value-type="float" office:value="-0.35078322768962">
            <text:p>-0.3507832277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table:formula="of:=SIN([.A37])" office:value-type="float" office:value="-0.442520443294852">
            <text:p>-0.4425204433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table:formula="of:=SIN([.A38])" office:value-type="float" office:value="-0.529836140908493">
            <text:p>-0.5298361409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table:formula="of:=SIN([.A39])" office:value-type="float" office:value="-0.611857890942719">
            <text:p>-0.6118578909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table:formula="of:=SIN([.A40])" office:value-type="float" office:value="-0.687766159183974">
            <text:p>-0.687766159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SIN([.A41])" office:value-type="float" office:value="-0.756802495307928">
            <text:p>-0.7568024953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table:formula="of:=SIN([.A42])" office:value-type="float" office:value="-0.818277111064411">
            <text:p>-0.8182771111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table:formula="of:=SIN([.A43])" office:value-type="float" office:value="-0.871575772413588">
            <text:p>-0.8715757724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table:formula="of:=SIN([.A44])" office:value-type="float" office:value="-0.916165936749455">
            <text:p>-0.9161659367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table:formula="of:=SIN([.A45])" office:value-type="float" office:value="-0.951602073889516">
            <text:p>-0.951602073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table:formula="of:=SIN([.A46])" office:value-type="float" office:value="-0.977530117665097">
            <text:p>-0.9775301177</text:p>
          </table:table-cell>
        </table:table-row>
        <table:table-row table:style-name="ro1">
          <table:table-cell office:value-type="float" office:value="4.6">
            <text:p>4.6</text:p>
          </table:table-cell>
          <table:table-cell table:formula="of:=SIN([.A47])" office:value-type="float" office:value="-0.993691003633465">
            <text:p>-0.9936910036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table:formula="of:=SIN([.A48])" office:value-type="float" office:value="-0.999923257564101">
            <text:p>-0.9999232576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table:formula="of:=SIN([.A49])" office:value-type="float" office:value="-0.996164608835841">
            <text:p>-0.9961646088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table:formula="of:=SIN([.A50])" office:value-type="float" office:value="-0.982452612624332">
            <text:p>-0.982452612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SIN([.A51])" office:value-type="float" office:value="-0.958924274663139">
            <text:p>-0.9589242747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table:formula="of:=SIN([.A52])" office:value-type="float" office:value="-0.925814682327732">
            <text:p>-0.9258146823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table:formula="of:=SIN([.A53])" office:value-type="float" office:value="-0.883454655720153">
            <text:p>-0.8834546557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table:formula="of:=SIN([.A54])" office:value-type="float" office:value="-0.832267442223901">
            <text:p>-0.8322674422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table:formula="of:=SIN([.A55])" office:value-type="float" office:value="-0.772764487555987">
            <text:p>-0.7727644876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table:formula="of:=SIN([.A56])" office:value-type="float" office:value="-0.705540325570392">
            <text:p>-0.7055403256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table:formula="of:=SIN([.A57])" office:value-type="float" office:value="-0.631266637872321">
            <text:p>-0.6312666379</text:p>
          </table:table-cell>
        </table:table-row>
        <table:table-row table:style-name="ro1">
          <table:table-cell office:value-type="float" office:value="5.7">
            <text:p>5.7</text:p>
          </table:table-cell>
          <table:table-cell table:formula="of:=SIN([.A58])" office:value-type="float" office:value="-0.550685542597638">
            <text:p>-0.5506855426</text:p>
          </table:table-cell>
        </table:table-row>
        <table:table-row table:style-name="ro1">
          <table:table-cell office:value-type="float" office:value="5.8">
            <text:p>5.8</text:p>
          </table:table-cell>
          <table:table-cell table:formula="of:=SIN([.A59])" office:value-type="float" office:value="-0.464602179413757">
            <text:p>-0.4646021794</text:p>
          </table:table-cell>
        </table:table-row>
        <table:table-row table:style-name="ro1">
          <table:table-cell office:value-type="float" office:value="5.9">
            <text:p>5.9</text:p>
          </table:table-cell>
          <table:table-cell table:formula="of:=SIN([.A60])" office:value-type="float" office:value="-0.373876664830236">
            <text:p>-0.373876664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SIN([.A61])" office:value-type="float" office:value="-0.279415498198926">
            <text:p>-0.2794154982</text:p>
          </table:table-cell>
        </table:table-row>
        <table:table-row table:style-name="ro1">
          <table:table-cell office:value-type="float" office:value="6.1">
            <text:p>6.1</text:p>
          </table:table-cell>
          <table:table-cell table:formula="of:=SIN([.A62])" office:value-type="float" office:value="-0.182162504272095">
            <text:p>-0.1821625043</text:p>
          </table:table-cell>
        </table:table-row>
        <table:table-row table:style-name="ro1">
          <table:table-cell office:value-type="float" office:value="6.2">
            <text:p>6.2</text:p>
          </table:table-cell>
          <table:table-cell table:formula="of:=SIN([.A63])" office:value-type="float" office:value="-0.0830894028174964">
            <text:p>-0.0830894028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table:formula="of:=SIN([.A64])" office:value-type="float" office:value="0.0168139004843506">
            <text:p>0.016813900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3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30T21:27:29</meta:creation-date>
    <dc:date>2013-04-30T21:48:38</dc:date>
    <meta:editing-duration>PT5M59S</meta:editing-duration>
    <meta:editing-cycles>1</meta:editing-cycles>
    <meta:document-statistic meta:table-count="3" meta:cell-count="128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  <style:style style:name="gr1" style:family="graphic">
      <style:graphic-properties draw:fill="none" draw:textarea-vertical-align="middle" draw:auto-grow-height="false" fo:min-height="0.749cm" fo:min-width="0.499cm"/>
    </style:style>
    <style:style style:name="gr2" style:family="graphic">
      <style:graphic-properties draw:fill="none" draw:textarea-vertical-align="middle" draw:auto-grow-height="false" fo:min-height="0.749cm" fo:min-width="0.499cm"/>
    </style:style>
    <style:style style:name="gr3" style:family="graphic">
      <style:graphic-properties svg:stroke-width="0.05cm" svg:stroke-color="#000080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gr4" style:family="graphic">
      <style:graphic-properties draw:stroke="none" svg:stroke-color="#000000" draw:fill="none" draw:fill-color="#ffffff" fo:min-height="1.0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text-properties fo:font-size="12pt"/>
    </style:style>
    <style:style style:name="T1" style:family="text">
      <style:text-properties fo:font-size="12pt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:Sheet1.B64" svg:x="0.77cm" svg:y="0.855cm" svg:width="14.59cm" svg:height="7.545cm">
          <chartooo:coordinate-region svg:x="1.603cm" svg:y="1.054cm" svg:width="13.663cm" svg:height="7.14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64" chart:class="chart:scatter">
            <chart:domain table:cell-range-address="Sheet1.A1:Sheet1.A64"/>
            <chart:data-point chart:repeated="64"/>
          </chart:series>
          <chart:wall chart:style-name="ch6"/>
          <chart:floor chart:style-name="ch7"/>
        </chart:plot-area>
        <draw:custom-shape draw:style-name="gr1" draw:text-style-name="P1" svg:width="0.577cm" svg:height="4.792cm" svg:x="7.863cm" svg:y="2.24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2" svg:width="0.577cm" svg:height="2.381cm" svg:x="4.866cm" svg:y="2.245cm">
          <text:p/>
          <draw:enhanced-geometry svg:viewBox="0 0 21600 21600" draw:glue-points="0 0 0 21600 21600 10800" draw:text-areas="0 ?f9 7800 ?f10" draw:type="right-brace" draw:modifiers="1800 10854.408060453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" draw:text-style-name="P1" svg:x1="1.603cm" svg:y1="2.859cm" svg:x2="14.35cm" svg:y2="2.859cm">
          <text:p/>
        </draw:line>
        <draw:custom-shape draw:style-name="gr1" draw:text-style-name="P2" svg:width="0.577cm" svg:height="1.733cm" svg:x="11.456cm" svg:y="2.893cm">
          <text:p/>
          <draw:enhanced-geometry svg:viewBox="0 0 21600 21600" draw:glue-points="0 0 0 21600 21600 10800" draw:text-areas="0 ?f9 7800 ?f10" draw:type="right-brace" draw:modifiers="1800 10854.408060453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svg:width="1.76cm" svg:height="1.005cm" svg:x="5.581cm" svg:y="3.256cm">
          <draw:text-box>
            <text:p>Peak Voltage</text:p>
          </draw:text-box>
        </draw:frame>
        <draw:frame draw:style-name="gr4" draw:text-style-name="P3" svg:width="3.189cm" svg:height="1.005cm" svg:x="8.687cm" svg:y="4.342cm">
          <draw:text-box>
            <text:p><text:span text:style-name="T1">Peak to Peak Voltage</text:span></text:p>
          </draw:text-box>
        </draw:frame>
        <draw:frame draw:style-name="gr4" draw:text-style-name="P3" svg:width="1.76cm" svg:height="1.005cm" svg:x="12.139cm" svg:y="3.388cm">
          <draw:text-box>
            <text:p><text:span text:style-name="T1">RMS Voltage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64</svg:desc>
                </draw:g>
              </table:table-cell>
              <table:table-cell office:value-type="float" office:value="0">
                <text:p>0</text:p>
                <draw:g>
                  <svg:desc>Sheet1.B1:Sheet1.B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998334166468282">
                <text:p>0.0998334166468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198669330795061">
                <text:p>0.198669330795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29552020666134">
                <text:p>0.295520206661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38941834230865">
                <text:p>0.38941834230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479425538604203">
                <text:p>0.479425538604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564642473395035">
                <text:p>0.564642473395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644217687237691">
                <text:p>0.6442176872376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717356090899523">
                <text:p>0.7173560908995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783326909627483">
                <text:p>0.7833269096274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841470984807896">
                <text:p>0.8414709848078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891207360061435">
                <text:p>0.8912073600614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932039085967226">
                <text:p>0.932039085967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963558185417193">
                <text:p>0.9635581854171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98544972998846">
                <text:p>0.985449729988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997494986604055">
                <text:p>0.997494986604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999573603041505">
                <text:p>0.9995736030415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991664810452468">
                <text:p>0.9916648104524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973847630878195">
                <text:p>0.9738476308781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946300087687414">
                <text:p>0.9463000876874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909297426825682">
                <text:p>0.9092974268256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863209366648874">
                <text:p>0.8632093666488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80849640381959">
                <text:p>0.808496403819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74570521217672">
                <text:p>0.745705212176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675463180551151">
                <text:p>0.6754631805511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598472144103957">
                <text:p>0.5984721441039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515501371821464">
                <text:p>0.5155013718214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42737988023383">
                <text:p>0.427379880233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334988150155905">
                <text:p>0.334988150155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239249329213982">
                <text:p>0.2392493292139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141120008059867">
                <text:p>0.1411200080598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0415806624332905">
                <text:p>0.0415806624332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-0.0583741434275801">
                <text:p>-0.05837414342758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-0.157745694143249">
                <text:p>-0.1577456941432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-0.255541102026832">
                <text:p>-0.2555411020268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-0.35078322768962">
                <text:p>-0.350783227689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-0.442520443294852">
                <text:p>-0.4425204432948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-0.529836140908493">
                <text:p>-0.5298361409084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-0.611857890942719">
                <text:p>-0.6118578909427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-0.687766159183974">
                <text:p>-0.6877661591839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0.756802495307928">
                <text:p>-0.7568024953079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-0.818277111064411">
                <text:p>-0.8182771110644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-0.871575772413588">
                <text:p>-0.8715757724135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-0.916165936749455">
                <text:p>-0.9161659367494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-0.951602073889516">
                <text:p>-0.9516020738895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-0.977530117665097">
                <text:p>-0.9775301176650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-0.993691003633465">
                <text:p>-0.9936910036334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-0.999923257564101">
                <text:p>-0.9999232575641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-0.996164608835841">
                <text:p>-0.9961646088358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-0.982452612624332">
                <text:p>-0.9824526126243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-0.958924274663139">
                <text:p>-0.9589242746631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-0.925814682327732">
                <text:p>-0.9258146823277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-0.883454655720153">
                <text:p>-0.8834546557201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-0.832267442223901">
                <text:p>-0.8322674422239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-0.772764487555987">
                <text:p>-0.7727644875559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-0.705540325570392">
                <text:p>-0.7055403255703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-0.631266637872321">
                <text:p>-0.6312666378723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-0.550685542597638">
                <text:p>-0.5506855425976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-0.464602179413757">
                <text:p>-0.4646021794137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-0.373876664830236">
                <text:p>-0.3738766648302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-0.279415498198926">
                <text:p>-0.2794154981989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-0.182162504272095">
                <text:p>-0.1821625042720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-0.0830894028174964">
                <text:p>-0.08308940281749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0168139004843506">
                <text:p>0.01681390048435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